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7pt" svg:height="255.26pt" svg:x="507.8pt" svg:y="358.41pt">
            <draw:object draw:notify-on-update-of-ranges="Sheet1.A31:Sheet1.A31 Sheet1.A32:Sheet1.A36 Sheet1.B31:Sheet1.B31 Sheet1.B32:Sheet1.B36 Sheet1.A31:Sheet1.A31 Sheet1.A32:Sheet1.A36 Sheet1.C31:Sheet1.C31 Sheet1.C32:Sheet1.C36 Sheet1.A31:Sheet1.A31 Sheet1.A32:Sheet1.A36 Sheet1.D31:Sheet1.D31 Sheet1.D32:Sheet1.D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17pt" svg:height="255.26pt" svg:x="527.3pt" svg:y="633.23pt">
            <draw:object draw:notify-on-update-of-ranges="Sheet1.A39:Sheet1.A39 Sheet1.A40:Sheet1.A44 Sheet1.B39:Sheet1.B39 Sheet1.B40:Sheet1.B44 Sheet1.A39:Sheet1.A39 Sheet1.A40:Sheet1.A44 Sheet1.C39:Sheet1.C39 Sheet1.C40:Sheet1.C44 Sheet1.A39:Sheet1.A39 Sheet1.A40:Sheet1.A44 Sheet1.D39:Sheet1.D39 Sheet1.D40:Sheet1.D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2pt" svg:height="255.26pt" svg:x="471.12pt" svg:y="929.14pt">
            <draw:object draw:notify-on-update-of-ranges="Sheet1.A47:Sheet1.A47 Sheet1.A48:Sheet1.A52 Sheet1.B47:Sheet1.B47 Sheet1.B48:Sheet1.B52 Sheet1.A47:Sheet1.A47 Sheet1.A48:Sheet1.A52 Sheet1.C47:Sheet1.C47 Sheet1.C48:Sheet1.C52 Sheet1.A47:Sheet1.A47 Sheet1.A48:Sheet1.A52 Sheet1.D47:Sheet1.D47 Sheet1.D48:Sheet1.D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5">
          <table:table-cell table:number-columns-repeated="4"/>
        </table:table-row>
        <table:table-row table:style-name="ro1">
          <table:table-cell office:value-type="string" calcext:value-type="string">
            <text:p>Experiment 2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oss 0.2</text:p>
          </table:table-cell>
          <table:table-cell table:number-columns-repeated="3" office:value-type="string" calcext:value-type="string">
            <text:p>Avg Time</text:p>
          </table:table-cell>
        </table:table-row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221.8148439" calcext:value-type="float">
            <text:p>50221.8148439</text:p>
          </table:table-cell>
          <table:table-cell office:value-type="float" office:value="50137.0039063" calcext:value-type="float">
            <text:p>50137.0039063</text:p>
          </table:table-cell>
          <table:table-cell office:value-type="float" office:value="49865.416797" calcext:value-type="float">
            <text:p>49865.4167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221.8148439" calcext:value-type="float">
            <text:p>50221.8148439</text:p>
          </table:table-cell>
          <table:table-cell office:value-type="float" office:value="50137.0039063" calcext:value-type="float">
            <text:p>50137.0039063</text:p>
          </table:table-cell>
          <table:table-cell office:value-type="float" office:value="49853.016797" calcext:value-type="float">
            <text:p>49853.0167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221.8148439" calcext:value-type="float">
            <text:p>50221.8148439</text:p>
          </table:table-cell>
          <table:table-cell office:value-type="float" office:value="50137.0039063" calcext:value-type="float">
            <text:p>50137.0039063</text:p>
          </table:table-cell>
          <table:table-cell office:value-type="float" office:value="49774.5151911111" calcext:value-type="float">
            <text:p>49774.51519111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221.8148439" calcext:value-type="float">
            <text:p>50221.8148439</text:p>
          </table:table-cell>
          <table:table-cell office:value-type="float" office:value="50137.0039063" calcext:value-type="float">
            <text:p>50137.0039063</text:p>
          </table:table-cell>
          <table:table-cell office:value-type="float" office:value="49853.016797" calcext:value-type="float">
            <text:p>49853.01679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221.8148439" calcext:value-type="float">
            <text:p>50221.8148439</text:p>
          </table:table-cell>
          <table:table-cell office:value-type="float" office:value="50137.0039063" calcext:value-type="float">
            <text:p>50137.0039063</text:p>
          </table:table-cell>
          <table:table-cell office:value-type="float" office:value="49774.5151911111" calcext:value-type="float">
            <text:p>49774.51519111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ss 0.5</text:p>
          </table:table-cell>
          <table:table-cell table:number-columns-repeated="3" office:value-type="string" calcext:value-type="string">
            <text:p>Avg Time</text:p>
          </table:table-cell>
        </table:table-row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28.7703124" calcext:value-type="float">
            <text:p>50028.7703124</text:p>
          </table:table-cell>
          <table:table-cell office:value-type="float" office:value="49926.2441406" calcext:value-type="float">
            <text:p>49926.2441406</text:p>
          </table:table-cell>
          <table:table-cell office:value-type="float" office:value="50014.2753908" calcext:value-type="float">
            <text:p>50014.27539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28.7703124" calcext:value-type="float">
            <text:p>50028.7703124</text:p>
          </table:table-cell>
          <table:table-cell office:value-type="float" office:value="50172.3802082222" calcext:value-type="float">
            <text:p>50172.3802082222</text:p>
          </table:table-cell>
          <table:table-cell office:value-type="float" office:value="49938.841146" calcext:value-type="float">
            <text:p>49938.8411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28.7703124" calcext:value-type="float">
            <text:p>50028.7703124</text:p>
          </table:table-cell>
          <table:table-cell office:value-type="float" office:value="50205.7573785556" calcext:value-type="float">
            <text:p>50205.7573785556</text:p>
          </table:table-cell>
          <table:table-cell office:value-type="float" office:value="49938.841146" calcext:value-type="float">
            <text:p>49938.8411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28.7703124" calcext:value-type="float">
            <text:p>50028.7703124</text:p>
          </table:table-cell>
          <table:table-cell office:value-type="float" office:value="49958.4015626" calcext:value-type="float">
            <text:p>49958.4015626</text:p>
          </table:table-cell>
          <table:table-cell office:value-type="float" office:value="49938.841146" calcext:value-type="float">
            <text:p>49938.84114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28.7703124" calcext:value-type="float">
            <text:p>50028.7703124</text:p>
          </table:table-cell>
          <table:table-cell office:value-type="float" office:value="50124.5434027778" calcext:value-type="float">
            <text:p>50124.5434027778</text:p>
          </table:table-cell>
          <table:table-cell office:value-type="float" office:value="49938.841146" calcext:value-type="float">
            <text:p>49938.84114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oss 0.8</text:p>
          </table:table-cell>
          <table:table-cell table:number-columns-repeated="3" office:value-type="string" calcext:value-type="string">
            <text:p>Avg Time</text:p>
          </table:table-cell>
        </table:table-row>
        <table:table-row table:style-name="ro1">
          <table:table-cell office:value-type="string" calcext:value-type="string">
            <text:p>Window size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GBN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79.509375" calcext:value-type="float">
            <text:p>50079.509375</text:p>
          </table:table-cell>
          <table:table-cell office:value-type="float" office:value="50254.8144531" calcext:value-type="float">
            <text:p>50254.8144531</text:p>
          </table:table-cell>
          <table:table-cell office:value-type="float" office:value="50315.516797" calcext:value-type="float">
            <text:p>50315.5167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79.509375" calcext:value-type="float">
            <text:p>50079.509375</text:p>
          </table:table-cell>
          <table:table-cell office:value-type="float" office:value="50546.0484377" calcext:value-type="float">
            <text:p>50546.0484377</text:p>
          </table:table-cell>
          <table:table-cell office:value-type="float" office:value="49839.616797" calcext:value-type="float">
            <text:p>49839.6167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79.509375" calcext:value-type="float">
            <text:p>50079.509375</text:p>
          </table:table-cell>
          <table:table-cell office:value-type="float" office:value="50038.486111" calcext:value-type="float">
            <text:p>50038.486111</text:p>
          </table:table-cell>
          <table:table-cell office:value-type="float" office:value="49955.8485244445" calcext:value-type="float">
            <text:p>49955.84852444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79.509375" calcext:value-type="float">
            <text:p>50079.509375</text:p>
          </table:table-cell>
          <table:table-cell office:value-type="float" office:value="49992.7210937" calcext:value-type="float">
            <text:p>49992.7210937</text:p>
          </table:table-cell>
          <table:table-cell office:value-type="float" office:value="49955.8485244445" calcext:value-type="float">
            <text:p>49955.84852444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79.509375" calcext:value-type="float">
            <text:p>50079.509375</text:p>
          </table:table-cell>
          <table:table-cell office:value-type="float" office:value="50000.7523436" calcext:value-type="float">
            <text:p>50000.7523436</text:p>
          </table:table-cell>
          <table:table-cell office:value-type="float" office:value="49955.8485244445" calcext:value-type="float">
            <text:p>49955.8485244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7:13:36.874632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03:05:21.643904279</meta:creation-date>
    <dc:date>2019-04-04T17:19:07.557616301</dc:date>
    <meta:editing-duration>PT54M37S</meta:editing-duration>
    <meta:editing-cycles>5</meta:editing-cycles>
    <meta:generator>LibreOffice/6.0.1.1$Linux_X86_64 LibreOffice_project/00m0$Build-1</meta:generator>
    <meta:document-statistic meta:table-count="1" meta:cell-count="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title svg:x="4.326cm" svg:y="0.316cm" chart:style-name="ch2">
          <text:p>Average Total Time vs Window Size</text:p>
        </chart:title>
        <chart:subtitle svg:x="6.23cm" svg:y="1.275cm" chart:style-name="ch3">
          <text:p>Loss Probability 0.2</text:p>
        </chart:subtitle>
        <chart:legend chart:legend-position="end" svg:x="13.903cm" svg:y="3.706cm" style:legend-expansion="high" chart:style-name="ch4"/>
        <chart:plot-area chart:style-name="ch5" table:cell-range-address="Sheet1.A31:Sheet1.D36" chart:data-source-has-labels="row" svg:x="1.33cm" svg:y="2.138cm" svg:width="12.254cm" svg:height="5.707cm">
          <chartooo:coordinate-region svg:x="2.507cm" svg:y="2.337cm" svg:width="10.797cm" svg:height="4.861cm"/>
          <chart:axis chart:dimension="x" chart:name="primary-x" chart:style-name="ch6">
            <chart:title svg:x="6.46cm" svg:y="8.025cm" chart:style-name="ch7">
              <text:p>Window Size</text:p>
            </chart:title>
            <chart:grid chart:style-name="ch8" chart:class="major"/>
          </chart:axis>
          <chart:axis chart:dimension="y" chart:name="primary-y" chart:style-name="ch6">
            <chart:title svg:x="0.451cm" svg:y="6.451cm" chart:style-name="ch9">
              <text:p>Average Total Time</text:p>
            </chart:title>
            <chart:grid chart:style-name="ch8" chart:class="major"/>
          </chart:axis>
          <chart:series chart:style-name="ch10" chart:values-cell-range-address="Sheet1.B32:Sheet1.B36" chart:label-cell-address="Sheet1.B31:Sheet1.B31" chart:class="chart:scatter">
            <chart:domain table:cell-range-address="Sheet1.A32:Sheet1.A36"/>
            <chart:data-point chart:repeated="5"/>
          </chart:series>
          <chart:series chart:style-name="ch11" chart:values-cell-range-address="Sheet1.C32:Sheet1.C36" chart:label-cell-address="Sheet1.C31:Sheet1.C31" chart:class="chart:scatter">
            <chart:data-point chart:repeated="5"/>
          </chart:series>
          <chart:series chart:style-name="ch12" chart:values-cell-range-address="Sheet1.D32:Sheet1.D36" chart:label-cell-address="Sheet1.D31:Sheet1.D3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31:Sheet1.B31</svg:desc>
                </draw:g>
              </table:table-cell>
              <table:table-cell office:value-type="string">
                <text:p>GBN</text:p>
                <draw:g>
                  <svg:desc>Sheet1.C31:Sheet1.C31</svg:desc>
                </draw:g>
              </table:table-cell>
              <table:table-cell office:value-type="string">
                <text:p>SR</text:p>
                <draw:g>
                  <svg:desc>Sheet1.D31:Sheet1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2:Sheet1.A36</svg:desc>
                </draw:g>
              </table:table-cell>
              <table:table-cell office:value-type="float" office:value="50221.8148439">
                <text:p>50221.8148439</text:p>
                <draw:g>
                  <svg:desc>Sheet1.B32:Sheet1.B36</svg:desc>
                </draw:g>
              </table:table-cell>
              <table:table-cell office:value-type="float" office:value="50137.0039063">
                <text:p>50137.0039063</text:p>
                <draw:g>
                  <svg:desc>Sheet1.C32:Sheet1.C36</svg:desc>
                </draw:g>
              </table:table-cell>
              <table:table-cell office:value-type="float" office:value="49865.416797">
                <text:p>49865.416797</text:p>
                <draw:g>
                  <svg:desc>Sheet1.D32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0221.8148439">
                <text:p>50221.8148439</text:p>
              </table:table-cell>
              <table:table-cell office:value-type="float" office:value="50137.0039063">
                <text:p>50137.0039063</text:p>
              </table:table-cell>
              <table:table-cell office:value-type="float" office:value="49853.016797">
                <text:p>49853.016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0221.8148439">
                <text:p>50221.8148439</text:p>
              </table:table-cell>
              <table:table-cell office:value-type="float" office:value="50137.0039063">
                <text:p>50137.0039063</text:p>
              </table:table-cell>
              <table:table-cell office:value-type="float" office:value="49774.5151911111">
                <text:p>49774.51519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0221.8148439">
                <text:p>50221.8148439</text:p>
              </table:table-cell>
              <table:table-cell office:value-type="float" office:value="50137.0039063">
                <text:p>50137.0039063</text:p>
              </table:table-cell>
              <table:table-cell office:value-type="float" office:value="49853.016797">
                <text:p>49853.016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0221.8148439">
                <text:p>50221.8148439</text:p>
              </table:table-cell>
              <table:table-cell office:value-type="float" office:value="50137.0039063">
                <text:p>50137.0039063</text:p>
              </table:table-cell>
              <table:table-cell office:value-type="float" office:value="49774.5151911111">
                <text:p>49774.51519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title svg:x="4.326cm" svg:y="0.316cm" chart:style-name="ch2">
          <text:p>Average Total Time vs Window Size</text:p>
        </chart:title>
        <chart:subtitle svg:x="6.23cm" svg:y="1.275cm" chart:style-name="ch3">
          <text:p>Loss Probability 0.5</text:p>
        </chart:subtitle>
        <chart:legend chart:legend-position="end" svg:x="13.903cm" svg:y="3.706cm" style:legend-expansion="high" chart:style-name="ch4"/>
        <chart:plot-area chart:style-name="ch5" table:cell-range-address="Sheet1.A39:Sheet1.D44" chart:data-source-has-labels="row" svg:x="1.33cm" svg:y="2.138cm" svg:width="12.254cm" svg:height="5.707cm">
          <chartooo:coordinate-region svg:x="2.507cm" svg:y="2.337cm" svg:width="10.797cm" svg:height="4.861cm"/>
          <chart:axis chart:dimension="x" chart:name="primary-x" chart:style-name="ch6">
            <chart:title svg:x="6.46cm" svg:y="8.025cm" chart:style-name="ch7">
              <text:p>Window Size</text:p>
            </chart:title>
            <chart:grid chart:style-name="ch8" chart:class="major"/>
          </chart:axis>
          <chart:axis chart:dimension="y" chart:name="primary-y" chart:style-name="ch6">
            <chart:title svg:x="0.451cm" svg:y="6.451cm" chart:style-name="ch9">
              <text:p>Average Total Time</text:p>
            </chart:title>
            <chart:grid chart:style-name="ch8" chart:class="major"/>
          </chart:axis>
          <chart:series chart:style-name="ch10" chart:values-cell-range-address="Sheet1.B40:Sheet1.B44" chart:label-cell-address="Sheet1.B39:Sheet1.B39" chart:class="chart:scatter">
            <chart:domain table:cell-range-address="Sheet1.A40:Sheet1.A44"/>
            <chart:data-point chart:repeated="5"/>
          </chart:series>
          <chart:series chart:style-name="ch11" chart:values-cell-range-address="Sheet1.C40:Sheet1.C44" chart:label-cell-address="Sheet1.C39:Sheet1.C39" chart:class="chart:scatter">
            <chart:data-point chart:repeated="5"/>
          </chart:series>
          <chart:series chart:style-name="ch12" chart:values-cell-range-address="Sheet1.D40:Sheet1.D44" chart:label-cell-address="Sheet1.D39:Sheet1.D39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39:Sheet1.B39</svg:desc>
                </draw:g>
              </table:table-cell>
              <table:table-cell office:value-type="string">
                <text:p>GBN</text:p>
                <draw:g>
                  <svg:desc>Sheet1.C39:Sheet1.C39</svg:desc>
                </draw:g>
              </table:table-cell>
              <table:table-cell office:value-type="string">
                <text:p>SR</text:p>
                <draw:g>
                  <svg:desc>Sheet1.D39:Sheet1.D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0:Sheet1.A44</svg:desc>
                </draw:g>
              </table:table-cell>
              <table:table-cell office:value-type="float" office:value="50028.7703124">
                <text:p>50028.7703124</text:p>
                <draw:g>
                  <svg:desc>Sheet1.B40:Sheet1.B44</svg:desc>
                </draw:g>
              </table:table-cell>
              <table:table-cell office:value-type="float" office:value="49926.2441406">
                <text:p>49926.2441406</text:p>
                <draw:g>
                  <svg:desc>Sheet1.C40:Sheet1.C44</svg:desc>
                </draw:g>
              </table:table-cell>
              <table:table-cell office:value-type="float" office:value="50014.2753908">
                <text:p>50014.2753908</text:p>
                <draw:g>
                  <svg:desc>Sheet1.D40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0028.7703124">
                <text:p>50028.7703124</text:p>
              </table:table-cell>
              <table:table-cell office:value-type="float" office:value="50172.3802082222">
                <text:p>50172.3802082222</text:p>
              </table:table-cell>
              <table:table-cell office:value-type="float" office:value="49938.841146">
                <text:p>49938.841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0028.7703124">
                <text:p>50028.7703124</text:p>
              </table:table-cell>
              <table:table-cell office:value-type="float" office:value="50205.7573785556">
                <text:p>50205.7573785556</text:p>
              </table:table-cell>
              <table:table-cell office:value-type="float" office:value="49938.841146">
                <text:p>49938.841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0028.7703124">
                <text:p>50028.7703124</text:p>
              </table:table-cell>
              <table:table-cell office:value-type="float" office:value="49958.4015626">
                <text:p>49958.4015626</text:p>
              </table:table-cell>
              <table:table-cell office:value-type="float" office:value="49938.841146">
                <text:p>49938.841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0028.7703124">
                <text:p>50028.7703124</text:p>
              </table:table-cell>
              <table:table-cell office:value-type="float" office:value="50124.5434027778">
                <text:p>50124.5434027778</text:p>
              </table:table-cell>
              <table:table-cell office:value-type="float" office:value="49938.841146">
                <text:p>49938.8411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title svg:x="4.326cm" svg:y="0.316cm" chart:style-name="ch2">
          <text:p>Average Total Time vs Window Size</text:p>
        </chart:title>
        <chart:subtitle svg:x="6.23cm" svg:y="1.275cm" chart:style-name="ch3">
          <text:p>Loss Probability 0.8</text:p>
        </chart:subtitle>
        <chart:legend chart:legend-position="end" svg:x="13.904cm" svg:y="3.706cm" style:legend-expansion="high" chart:style-name="ch4"/>
        <chart:plot-area chart:style-name="ch5" table:cell-range-address="Sheet1.A47:Sheet1.D52" chart:data-source-has-labels="row" svg:x="1.33cm" svg:y="2.138cm" svg:width="12.255cm" svg:height="5.707cm">
          <chartooo:coordinate-region svg:x="2.507cm" svg:y="2.337cm" svg:width="10.799cm" svg:height="4.861cm"/>
          <chart:axis chart:dimension="x" chart:name="primary-x" chart:style-name="ch6">
            <chart:title svg:x="6.46cm" svg:y="8.025cm" chart:style-name="ch7">
              <text:p>Window Size</text:p>
            </chart:title>
            <chart:grid chart:style-name="ch8" chart:class="major"/>
          </chart:axis>
          <chart:axis chart:dimension="y" chart:name="primary-y" chart:style-name="ch6">
            <chart:title svg:x="0.451cm" svg:y="6.451cm" chart:style-name="ch9">
              <text:p>Average Total Time</text:p>
            </chart:title>
            <chart:grid chart:style-name="ch8" chart:class="major"/>
          </chart:axis>
          <chart:series chart:style-name="ch10" chart:values-cell-range-address="Sheet1.B48:Sheet1.B52" chart:label-cell-address="Sheet1.B47:Sheet1.B47" chart:class="chart:scatter">
            <chart:domain table:cell-range-address="Sheet1.A48:Sheet1.A52"/>
            <chart:data-point chart:repeated="5"/>
          </chart:series>
          <chart:series chart:style-name="ch11" chart:values-cell-range-address="Sheet1.C48:Sheet1.C52" chart:label-cell-address="Sheet1.C47:Sheet1.C47" chart:class="chart:scatter">
            <chart:data-point chart:repeated="5"/>
          </chart:series>
          <chart:series chart:style-name="ch12" chart:values-cell-range-address="Sheet1.D48:Sheet1.D52" chart:label-cell-address="Sheet1.D47:Sheet1.D4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BT</text:p>
                <draw:g>
                  <svg:desc>Sheet1.B47:Sheet1.B47</svg:desc>
                </draw:g>
              </table:table-cell>
              <table:table-cell office:value-type="string">
                <text:p>GBN</text:p>
                <draw:g>
                  <svg:desc>Sheet1.C47:Sheet1.C47</svg:desc>
                </draw:g>
              </table:table-cell>
              <table:table-cell office:value-type="string">
                <text:p>SR</text:p>
                <draw:g>
                  <svg:desc>Sheet1.D47:Sheet1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48:Sheet1.A52</svg:desc>
                </draw:g>
              </table:table-cell>
              <table:table-cell office:value-type="float" office:value="50079.509375">
                <text:p>50079.509375</text:p>
                <draw:g>
                  <svg:desc>Sheet1.B48:Sheet1.B52</svg:desc>
                </draw:g>
              </table:table-cell>
              <table:table-cell office:value-type="float" office:value="50254.8144531">
                <text:p>50254.8144531</text:p>
                <draw:g>
                  <svg:desc>Sheet1.C48:Sheet1.C52</svg:desc>
                </draw:g>
              </table:table-cell>
              <table:table-cell office:value-type="float" office:value="50315.516797">
                <text:p>50315.516797</text:p>
                <draw:g>
                  <svg:desc>Sheet1.D48:Sheet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0079.509375">
                <text:p>50079.509375</text:p>
              </table:table-cell>
              <table:table-cell office:value-type="float" office:value="50546.0484377">
                <text:p>50546.0484377</text:p>
              </table:table-cell>
              <table:table-cell office:value-type="float" office:value="49839.616797">
                <text:p>49839.616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0079.509375">
                <text:p>50079.509375</text:p>
              </table:table-cell>
              <table:table-cell office:value-type="float" office:value="50038.486111">
                <text:p>50038.486111</text:p>
              </table:table-cell>
              <table:table-cell office:value-type="float" office:value="49955.8485244445">
                <text:p>49955.8485244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0079.509375">
                <text:p>50079.509375</text:p>
              </table:table-cell>
              <table:table-cell office:value-type="float" office:value="49992.7210937">
                <text:p>49992.7210937</text:p>
              </table:table-cell>
              <table:table-cell office:value-type="float" office:value="49955.8485244445">
                <text:p>49955.8485244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50079.509375">
                <text:p>50079.509375</text:p>
              </table:table-cell>
              <table:table-cell office:value-type="float" office:value="50000.7523436">
                <text:p>50000.7523436</text:p>
              </table:table-cell>
              <table:table-cell office:value-type="float" office:value="49955.8485244445">
                <text:p>49955.84852444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